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AB83EC92E50C0A076A.png" manifest:media-type="image/png"/>
  <manifest:file-entry manifest:full-path="Pictures/1000000100000275000000A6EA79EEB134E99949.png" manifest:media-type="image/png"/>
  <manifest:file-entry manifest:full-path="Pictures/1000000100000275000000A64458B1AE52E2BF27.png" manifest:media-type="image/png"/>
  <manifest:file-entry manifest:full-path="Pictures/100000010000027C0000014397C9A40E2ACE160B.png" manifest:media-type="image/png"/>
  <manifest:file-entry manifest:full-path="Pictures/10000001000001D30000007C74D08FEE3E1FC8DB.png" manifest:media-type="image/png"/>
  <manifest:file-entry manifest:full-path="Pictures/10000001000001D30000007C67C6626250B1299C.png" manifest:media-type="image/png"/>
  <manifest:file-entry manifest:full-path="Pictures/10000001000001D30000007C79522C9FBA09A097.png" manifest:media-type="image/png"/>
  <manifest:file-entry manifest:full-path="Pictures/1000000100000253000000F94D02343176312D7D.png" manifest:media-type="image/png"/>
  <manifest:file-entry manifest:full-path="Pictures/100000010000024D000000ACA57D3ED3CAAC0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.716cm" svg:y="0.014cm" svg:width="15.584cm" svg:height="4.551cm" draw:z-index="0"><draw:image xlink:href="Pictures/100000010000024D000000ACA57D3ED3CAAC05FD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0.513cm" svg:y="0.162cm" svg:width="15.743cm" svg:height="6.588cm" draw:z-index="1"><draw:image xlink:href="Pictures/1000000100000253000000F94D02343176312D7D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2.058cm" svg:y="0.48cm" svg:width="12.356cm" svg:height="3.281cm" draw:z-index="3"><draw:image xlink:href="Pictures/10000001000001D30000007C79522C9FBA09A0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2.429cm" svg:y="0.152cm" svg:width="12.356cm" svg:height="3.281cm" draw:z-index="4"><draw:image xlink:href="Pictures/10000001000001D30000007C67C6626250B1299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2.032cm" svg:y="3.727cm" svg:width="12.356cm" svg:height="3.281cm" draw:z-index="2"><draw:image xlink:href="Pictures/10000001000001D30000007C74D08FEE3E1FC8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6" text:anchor-type="char" svg:x="0.116cm" svg:y="0.434cm" svg:width="16.828cm" svg:height="8.546cm" draw:z-index="5"><draw:image xlink:href="Pictures/100000010000027C0000014397C9A40E2ACE160B.png" xlink:type="simple" xlink:show="embed" xlink:actuate="onLoad" draw:mime-type="image/png"/></draw:frame><draw:frame draw:style-name="fr1" draw:name="Image7" text:anchor-type="char" svg:x="0.365cm" svg:y="10.001cm" svg:width="16.642cm" svg:height="4.392cm" draw:z-index="6"><draw:image xlink:href="Pictures/1000000100000275000000A64458B1AE52E2BF27.png" xlink:type="simple" xlink:show="embed" xlink:actuate="onLoad" draw:mime-type="image/png"/></draw:frame><draw:frame draw:style-name="fr1" draw:name="Image8" text:anchor-type="char" svg:x="0.63cm" svg:y="14.988cm" svg:width="16.642cm" svg:height="4.392cm" draw:z-index="7"><draw:image xlink:href="Pictures/1000000100000275000000A6EA79EEB134E99949.png" xlink:type="simple" xlink:show="embed" xlink:actuate="onLoad" draw:mime-type="image/png"/></draw:frame><draw:frame draw:style-name="fr1" draw:name="Image9" text:anchor-type="char" svg:x="0.397cm" svg:y="20.532cm" svg:width="17cm" svg:height="3.819cm" draw:z-index="8"><draw:image xlink:href="Pictures/10000001000002F9000000AB83EC92E50C0A07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18:35.976924572</meta:creation-date>
    <dc:date>2023-09-14T10:59:37.567921602</dc:date>
    <meta:editing-duration>PT31S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